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officeooo:paragraph-rsid="001c61e5"/>
    </style:style>
    <style:style style:name="P4" style:family="paragraph" style:parent-style-name="Text_20_body">
      <style:paragraph-properties fo:text-align="start" style:justify-single-word="false"/>
      <style:text-properties officeooo:paragraph-rsid="002379e6"/>
    </style:style>
    <style:style style:name="P5" style:family="paragraph" style:parent-style-name="Table_20_Heading">
      <style:paragraph-properties fo:text-align="start" style:justify-single-word="false"/>
      <style:text-properties officeooo:paragraph-rsid="0042debc"/>
    </style:style>
    <style:style style:name="P6" style:family="paragraph" style:parent-style-name="Text_20_body">
      <style:paragraph-properties fo:text-align="start" style:justify-single-word="false"/>
      <style:text-properties officeooo:paragraph-rsid="0042dee5"/>
    </style:style>
    <style:style style:name="P7" style:family="paragraph" style:parent-style-name="Text_20_body">
      <style:paragraph-properties fo:text-align="start" style:justify-single-word="false"/>
      <style:text-properties officeooo:paragraph-rsid="0045a445"/>
    </style:style>
    <style:style style:name="P8" style:family="paragraph" style:parent-style-name="Text_20_body">
      <style:text-properties officeooo:paragraph-rsid="00404e26"/>
    </style:style>
    <style:style style:name="P9" style:family="paragraph" style:parent-style-name="Text_20_body">
      <loext:graphic-properties draw:fill="none" draw:fill-color="#ffffff"/>
      <style:paragraph-properties fo:margin-left="0in" fo:margin-right="0in" fo:text-indent="0in" style:auto-text-indent="false" fo:background-color="transparent"/>
    </style:style>
    <style:style style:name="P10" style:family="paragraph" style:parent-style-name="Body">
      <style:text-properties officeooo:paragraph-rsid="005cfda8"/>
    </style:style>
    <style:style style:name="P11" style:family="paragraph" style:parent-style-name="Body" style:list-style-name="WW8Num1"/>
    <style:style style:name="P12" style:family="paragraph" style:parent-style-name="Body" style:list-style-name="WW8Num1">
      <style:text-properties officeooo:paragraph-rsid="001c61e5"/>
    </style:style>
    <style:style style:name="P13" style:family="paragraph" style:parent-style-name="Body" style:list-style-name="WW8Num1">
      <style:text-properties officeooo:paragraph-rsid="001d4365"/>
    </style:style>
    <style:style style:name="P14" style:family="paragraph" style:parent-style-name="Body" style:list-style-name="WW8Num1">
      <style:text-properties officeooo:paragraph-rsid="005cfda8"/>
    </style:style>
    <style:style style:name="P15" style:family="paragraph" style:parent-style-name="Body" style:list-style-name="WW8Num1">
      <style:text-properties style:text-underline-style="none"/>
    </style:style>
    <style:style style:name="P16" style:family="paragraph" style:parent-style-name="Heading_20_2">
      <style:text-properties officeooo:paragraph-rsid="0042dee5"/>
    </style:style>
    <style:style style:name="P17" style:family="paragraph" style:parent-style-name="Heading_20_2">
      <style:text-properties officeooo:paragraph-rsid="00423f34"/>
    </style:style>
    <style:style style:name="P18" style:family="paragraph" style:parent-style-name="Heading_20_3">
      <style:text-properties officeooo:paragraph-rsid="0045a445"/>
    </style:style>
    <style:style style:name="P19" style:family="paragraph" style:parent-style-name="Heading_20_3">
      <style:text-properties officeooo:paragraph-rsid="0047684f"/>
    </style:style>
    <style:style style:name="P20" style:family="paragraph" style:parent-style-name="Heading_20_3">
      <style:text-properties officeooo:paragraph-rsid="00404e26"/>
    </style:style>
    <style:style style:name="P2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2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42dee5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6180c0"/>
    </style:style>
    <style:style style:name="P25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26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2379e6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paragraph-rsid="00413500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paragraph-rsid="00404e26"/>
    </style:style>
    <style:style style:name="P30" style:family="paragraph" style:parent-style-name="Text_20_body">
      <style:text-properties officeooo:paragraph-rsid="0065ffe3"/>
    </style:style>
    <style:style style:name="P31" style:family="paragraph" style:parent-style-name="Text_20_body">
      <loext:graphic-properties draw:fill="none" draw:fill-color="#ffffff"/>
      <style:paragraph-properties fo:margin-left="0in" fo:margin-right="0in" fo:text-indent="0in" style:auto-text-indent="false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e36a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491f1d" style:font-name-complex="Times New Roman" style:text-emphasize="none"/>
    </style:style>
    <style:style style:name="T6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7" style:family="text">
      <style:text-properties style:font-name="Times New Roman" fo:language="en" fo:country="US" style:font-name-asian="Times New Roman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10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1" style:family="text">
      <style:text-properties style:font-name="Times New Roman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12" style:family="text">
      <style:text-properties style:font-name="Times New Roman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officeooo:rsid="000cdcb2" style:font-name-asian="Times New Roman" style:font-name-complex="Times New Roman"/>
    </style:style>
    <style:style style:name="T15" style:family="text">
      <style:text-properties style:font-name="Times New Roman" officeooo:rsid="0050c951" style:font-name-asian="Times New Roman" style:font-name-complex="Times New Roman"/>
    </style:style>
    <style:style style:name="T16" style:family="text">
      <style:text-properties style:font-name="Times New Roman" officeooo:rsid="001f7cea" style:font-name-asian="Times New Roman" style:font-name-complex="Times New Roman"/>
    </style:style>
    <style:style style:name="T17" style:family="text">
      <style:text-properties style:font-name="Times New Roman" officeooo:rsid="002b959b" style:font-name-asian="Times New Roman" style:font-name-complex="Times New Roman"/>
    </style:style>
    <style:style style:name="T18" style:family="text">
      <style:text-properties style:font-name="Times New Roman" officeooo:rsid="006cf371" style:font-name-asian="Times New Roman" style:font-name-complex="Times New Roman"/>
    </style:style>
    <style:style style:name="T19" style:family="text">
      <style:text-properties style:font-name="Times New Roman" fo:font-size="14pt" fo:language="fr" fo:country="FR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20" style:family="text">
      <style:text-properties style:font-name="Times New Roman" fo:font-size="14pt" fo:language="fr" fo:country="FR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1" style:family="text">
      <style:text-properties fo:language="de" fo:country="DE"/>
    </style:style>
    <style:style style:name="T2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2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24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25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26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27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8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9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30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31" style:family="text">
      <style:text-properties fo:font-variant="normal" fo:text-transform="none" fo:color="#000000" loext:opacity="100%" fo:letter-spacing="normal"/>
    </style:style>
    <style:style style:name="T32" style:family="text">
      <style:text-properties fo:font-variant="normal" fo:text-transform="none" fo:color="#000000" loext:opacity="100%" fo:letter-spacing="normal" fo:language="en" fo:country="US"/>
    </style:style>
    <style:style style:name="T33" style:family="text">
      <style:text-properties fo:font-variant="normal" fo:text-transform="none" fo:color="#000000" loext:opacity="100%" fo:letter-spacing="normal" fo:language="en" fo:country="US" fo:font-style="italic" officeooo:rsid="005a65e6" style:font-style-asian="italic" style:font-style-complex="italic"/>
    </style:style>
    <style:style style:name="T34" style:family="text">
      <style:text-properties fo:font-variant="normal" fo:text-transform="none" fo:color="#000000" loext:opacity="100%" fo:letter-spacing="normal" fo:language="it" fo:country="IT"/>
    </style:style>
    <style:style style:name="T3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46" style:family="text">
      <style:text-properties fo:font-variant="normal" fo:text-transform="none" fo:color="#000000" loext:opacity="100%" style:font-name="Times New Roman" fo:font-size="14pt" fo:letter-spacing="normal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8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9" style:family="text">
      <style:text-properties fo:font-variant="normal" fo:text-transform="none" fo:color="#000000" loext:opacity="100%" style:font-name="Times New Roman" fo:font-size="14pt" fo:letter-spacing="normal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50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51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52" style:family="text">
      <style:text-properties fo:language="pt" fo:country="PT"/>
    </style:style>
    <style:style style:name="T53" style:family="text">
      <style:text-properties fo:language="fr" fo:country="FR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1d4365"/>
    </style:style>
    <style:style style:name="T56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57" style:family="text">
      <style:text-properties fo:color="#342a06" loext:opacity="100%" style:font-name="Courier New" fo:font-size="10pt" fo:background-color="#efefef" loext:char-shading-value="0" style:font-size-asian="10pt" style:font-name-complex="Courier New" style:font-size-complex="10pt"/>
    </style:style>
    <style:style style:name="T58" style:family="text">
      <style:text-properties fo:color="#342a06" loext:opacity="100%" style:font-name="Courier New" fo:font-size="10pt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59" style:family="text">
      <style:text-properties officeooo:rsid="000b506f"/>
    </style:style>
    <style:style style:name="T60" style:family="text">
      <style:text-properties fo:color="#008000" loext:opacity="100%" style:font-name="Courier New" fo:font-size="9pt" fo:font-weight="bold" fo:background-color="#efefef" loext:char-shading-value="0" style:font-size-asian="9pt" style:font-weight-asian="bold" style:font-name-complex="Courier New"/>
    </style:style>
    <style:style style:name="T61" style:family="text">
      <style:text-properties officeooo:rsid="001f7cea"/>
    </style:style>
    <style:style style:name="T62" style:family="text">
      <style:text-properties officeooo:rsid="0058b3e0"/>
    </style:style>
    <style:style style:name="T63" style:family="text">
      <style:text-properties officeooo:rsid="006180c0"/>
    </style:style>
    <style:style style:name="T6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4">Chadwick </text:span><text:span text:style-name="T5">Timbric</text:span><text:span text:style-name="None"><text:span text:style-name="T6"> </text:span></text:span><text:span text:style-name="Internet_20_link"><text:span text:style-name="T12">(chadwicktimbric@gmail.com)</text:span></text:span></text:p>
      <text:p text:style-name="P5"><text:span text:style-name="None"><text:span text:style-name="T8">Enterprise Backend Software Developer</text:span></text:span></text:p>
      <text:p text:style-name="P5"><text:span text:style-name="Hyperlink.0"><text:span text:style-name="T56"/></text:span></text:p>
      <text:h text:style-name="Heading_20_2" text:outline-level="2"><text:span text:style-name="None"><text:span text:style-name="T3">Overview</text:span></text:span></text:h>
      <text:p text:style-name="P30"><text:span text:style-name="None"><text:span text:style-name="T2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span></text:span></text:p>
      <text:p text:style-name="P30">Recently atAmtrak, PayPal, Tendril, Charter Communications, JDA Software Group, I coded Web Services and large data processing optimizing read response time and scalability (#of concurrent requests/second).</text:p>
      <text:p text:style-name="P9">Below listed are more details from some of my more interesting engagements.</text:p>
      <text:p text:style-name="Text_20_body"><text:span text:style-name="None"/></text:p>
      <text:h text:style-name="P16" text:outline-level="2"><text:span text:style-name="None"><text:span text:style-name="T7">Personal Coding Examples</text:span></text:span></text:h>
      <text:list text:style-name="L1">
        <text:list-item>
          <text:p text:style-name="P23">Finite State Machine: <text:a xlink:type="simple" xlink:href="https://github.com/chadwickboggs/fsm" text:style-name="Internet_20_link" text:visited-style-name="Visited_20_Internet_20_Link"><text:span text:style-name="Internet_20_link"><text:span text:style-name="T57">https://github.com/chadwickboggs/fsm</text:span></text:span></text:a></text:p>
        </text:list-item>
        <text:list-item>
          <text:p text:style-name="P23">Crypto<text:span text:style-name="T59">graphy: </text:span><text:a xlink:type="simple" xlink:href="https://github.com/chadwickboggs/crypto" text:style-name="Internet_20_link" text:visited-style-name="Visited_20_Internet_20_Link"><text:span text:style-name="Internet_20_link"><text:span text:style-name="T57">https://github.com/chadwickboggs/crypto</text:span></text:span></text:a></text:p>
        </text:list-item>
        <text:list-item>
          <text:p text:style-name="P24"><text:span text:style-name="T63">Spring Boot</text:span>:<text:span text:style-name="T64"> </text:span><text:a xlink:type="simple" xlink:href="https://github.com/chadwickboggs/xchange" text:style-name="Internet_20_link" text:visited-style-name="Visited_20_Internet_20_Link"><text:span text:style-name="Internet_20_link"><text:span text:style-name="T58">https://github.com/chadwickboggs/xchange</text:span></text:span></text:a></text:p>
        </text:list-item>
      </text:list>
      <text:p text:style-name="P6"><text:span text:style-name="T60"/></text:p>
      <text:h text:style-name="P17" text:outline-level="2"><text:span text:style-name="None"><text:span text:style-name="T23">Employment History</text:span></text:span></text:h>
      <text:h text:style-name="P18" text:outline-level="3"><text:span text:style-name="None"><text:span text:style-name="T14">2</text:span></text:span><text:span text:style-name="None"><text:span text:style-name="T13">/202</text:span></text:span><text:span text:style-name="None"><text:span text:style-name="T15">3</text:span></text:span><text:span text:style-name="None"><text:span text:style-name="T13"> – </text:span></text:span><text:span text:style-name="None"><text:span text:style-name="T14">4</text:span></text:span><text:span text:style-name="None"><text:span text:style-name="T13">/202</text:span></text:span><text:span text:style-name="None"><text:span text:style-name="T14">4</text:span></text:span><text:span text:style-name="None"><text:span text:style-name="T13"> Software </text:span></text:span><text:span text:style-name="None"><text:span text:style-name="T14">Developer</text:span></text:span><text:span text:style-name="None"><text:span text:style-name="T13">, </text:span></text:span><text:span text:style-name="None"><text:span text:style-name="T14">Amtrak</text:span></text:span><text:span text:style-name="None"><text:span text:style-name="T9"> </text:span></text:span><text:span text:style-name="None"><text:span text:style-name="T10">(consul</text:span></text:span><text:span text:style-name="None"><text:span text:style-name="T11">t</text:span></text:span><text:span text:style-name="None"><text:span text:style-name="T10">ing)</text:span></text:span></text:h>
      <text:list text:style-name="WW8Num3">
        <text:list-item>
          <text:p text:style-name="P25"><text:span text:style-name="None"><text:span text:style-name="T13">Primary </text:span></text:span><text:span text:style-name="None"><text:span text:style-name="T18">code</text:span></text:span><text:span text:style-name="None"><text:span text:style-name="T13"> author </text:span></text:span><text:span text:style-name="None"><text:span text:style-name="T17">(30k+ lines of code) </text:span></text:span><text:span text:style-name="None"><text:span text:style-name="T13">of their AWS rewrite of their entire outbound email system for customer purchase</text:span></text:span><text:span text:style-name="None"><text:span text:style-name="T16">s</text:span></text:span><text:span text:style-name="None"><text:span text:style-name="T13"> including trip information and sales receipts. <text:s/></text:span></text:span>Sales receipts and trip information listings <text:span text:style-name="T61">for</text:span> all Amtrak trips, <text:span text:style-name="T61">with </text:span>add-ons, <text:span text:style-name="T61">and </text:span>purchase types, <text:span text:style-name="T61">across </text:span>all Amtrak stations, passenger classes, and third-party carrie<text:span text:style-name="T61">r</text:span>s.</text:p>
        </text:list-item>
        <text:list-item>
          <text:p text:style-name="P26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26"><text:span text:style-name="None"><text:span text:style-name="T13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7"><text:span text:style-name="None"><text:span text:style-name="T13"/></text:span></text:p>
      <text:h text:style-name="P18" text:outline-level="3"><text:span text:style-name="None"><text:span text:style-name="T38">6/</text:span></text:span><text:span text:style-name="None"><text:span text:style-name="T37">202</text:span></text:span><text:span text:style-name="None"><text:span text:style-name="T38">2</text:span></text:span><text:span text:style-name="None"><text:span text:style-name="T37"> – </text:span></text:span><text:span text:style-name="None"><text:span text:style-name="T38">1</text:span></text:span><text:span text:style-name="None"><text:span text:style-name="T37">/202</text:span></text:span><text:span text:style-name="None"><text:span text:style-name="T38">3</text:span></text:span><text:span text:style-name="None"><text:span text:style-name="T37"> </text:span></text:span><text:span text:style-name="None"><text:span text:style-name="T38">Senior </text:span></text:span><text:span text:style-name="None"><text:span text:style-name="T37">Software </text:span></text:span><text:span text:style-name="None"><text:span text:style-name="T38">Engineer</text:span></text:span><text:span text:style-name="None"><text:span text:style-name="T37">, </text:span></text:span><text:span text:style-name="None"><text:span text:style-name="T38">Global Healthcare Exchange (GHX)</text:span></text:span></text:h>
      <text:list xml:id="list148488288" text:style-name="L2">
        <text:list-item>
          <text:p text:style-name="P27"><text:span text:style-name="None"><text:span text:style-name="T41">Lead team authoring software connecting hospital ERP and medical equipment purchasing systems to GHX</text:span></text:span><text:span text:style-name="None"><text:span text:style-name="T39">.</text:span></text:span></text:p>
        </text:list-item>
        <text:list-item>
          <text:p text:style-name="P28"><text:span text:style-name="None"><text:span text:style-name="T41">Used AWS EC2, SQS, S3, and Lambdas, Java, Oracle.</text:span></text:span></text:p>
        </text:list-item>
        <text:list-item>
          <text:p text:style-name="P28"><text:span text:style-name="None"><text:span text:style-name="T41">Web Services, FTP, sFTP, HTTP(S), JSON serialization/deserialization, SQL.</text:span></text:span></text:p>
        </text:list-item>
        <text:list-item>
          <text:p text:style-name="P28"><text:soft-page-break/><text:span text:style-name="None"><text:span text:style-name="T41">Deployed in 100’s of customer data centers, two week release cadence w/ prod deploy.</text:span></text:span></text:p>
        </text:list-item>
      </text:list>
      <text:p text:style-name="P4"><text:span text:style-name="None"><text:span text:style-name="T39"/></text:span></text:p>
      <text:h text:style-name="P19" text:outline-level="3"><text:span text:style-name="None"><text:span text:style-name="T37">2020 – 5/2022 Software Developer, PayPal w/ TCS</text:span></text:span><text:span text:style-name="None"><text:span text:style-name="T44"> </text:span></text:span><text:span text:style-name="None"><text:span text:style-name="T45">(consuling)</text:span></text:span></text:h>
      <text:list text:continue-numbering="true" text:style-name="L2">
        <text:list-item>
          <text:p text:style-name="P29"><text:span text:style-name="None"><text:span text:style-name="T39">Implemented direct deposit signup services in Spring Boot.</text:span></text:span></text:p>
        </text:list-item>
        <text:list-item>
          <text:p text:style-name="P29"><text:span text:style-name="None"><text:span text:style-name="T39">Implemented account bank migrations, bank change, for all PayPal accounts in Spring Batch.</text:span></text:span></text:p>
        </text:list-item>
      </text:list>
      <text:h text:style-name="P20" text:outline-level="3"><text:span text:style-name="None"><text:span text:style-name="T39">Maintained and implemented feature enhancements to a batch merchan</text:span></text:span><text:span text:style-name="None"><text:span text:style-name="T40">t</text:span></text:span><text:span text:style-name="None"><text:span text:style-name="T39"> report generation system.</text:span></text:span></text:h>
      <text:p text:style-name="P8"><text:span text:style-name="None"><text:span text:style-name="T39"/></text:span></text:p>
      <text:h text:style-name="P19" text:outline-level="3"><text:span text:style-name="None"><text:span text:style-name="T36">1</text:span></text:span><text:span text:style-name="None"><text:span text:style-name="T29">/1</text:span></text:span><text:span text:style-name="None"><text:span text:style-name="T30">0</text:span></text:span><text:span text:style-name="None"><text:span text:style-name="T29">/201</text:span></text:span><text:span text:style-name="None"><text:span text:style-name="T36">9</text:span></text:span><text:span text:style-name="None"><text:span text:style-name="T29">-</text:span></text:span><text:span text:style-name="None"><text:span text:style-name="T36">10</text:span></text:span><text:span text:style-name="None"><text:span text:style-name="T26">/1/</text:span></text:span><text:span text:style-name="None"><text:span text:style-name="T29">201</text:span></text:span><text:span text:style-name="None"><text:span text:style-name="T36">9</text:span></text:span><text:span text:style-name="None"><text:span text:style-name="T26"> Software Engineer</text:span></text:span><text:span text:style-name="None"><text:span text:style-name="T29">, </text:span></text:span><text:span text:style-name="None"><text:span text:style-name="T30">Arris/</text:span></text:span><text:span text:style-name="None"><text:span text:style-name="T29">Com</text:span></text:span><text:span text:style-name="None"><text:span text:style-name="T36">mscope</text:span></text:span><text:span text:style-name="None"><text:span text:style-name="T44"> </text:span></text:span><text:span text:style-name="None"><text:span text:style-name="T45">(consuling)</text:span></text:span></text:h>
      <text:list xml:id="list4156233639" text:style-name="WW8Num1">
        <text:list-item>
          <text:list>
            <text:list-item>
              <text:p text:style-name="P12"><text:span text:style-name="T42">Updated the video catalog and merchandising backend originally authored by Motorola for Bouygues Telecom, France</text:span><text:span text:style-name="T54">.</text:span></text:p>
            </text:list-item>
            <text:list-item>
              <text:p text:style-name="P13"><text:span text:style-name="T55">Java EE, Wild</text:span><text:span text:style-name="T43">F</text:span><text:span text:style-name="T55">ly, Glass</text:span><text:span text:style-name="T43">F</text:span><text:span text:style-name="T55">ish, Web</text:span><text:span text:style-name="T43">S</text:span><text:span text:style-name="T55">phere, REST, Wiremock, Mockito, Postman, Wireshark.</text:span></text:p>
            </text:list-item>
          </text:list>
        </text:list-item>
      </text:list>
      <text:p text:style-name="P3"/>
      <text:h text:style-name="P19" text:outline-level="3"><text:span text:style-name="None"><text:span text:style-name="T26">1</text:span></text:span><text:span text:style-name="None"><text:span text:style-name="T29">/1/201</text:span></text:span><text:span text:style-name="None"><text:span text:style-name="T26">8</text:span></text:span><text:span text:style-name="None"><text:span text:style-name="T29">-</text:span></text:span><text:span text:style-name="None"><text:span text:style-name="T26">4/1/</text:span></text:span><text:span text:style-name="None"><text:span text:style-name="T29">201</text:span></text:span><text:span text:style-name="None"><text:span text:style-name="T26">8 Software Engineer</text:span></text:span><text:span text:style-name="None"><text:span text:style-name="T29">, Comcast, Corp.</text:span></text:span><text:span text:style-name="None"><text:span text:style-name="T46"> </text:span></text:span><text:span text:style-name="None"><text:span text:style-name="T47">(consuling)</text:span></text:span></text:h>
      <text:list xml:id="list61537084270453" text:continue-numbering="true" text:style-name="WW8Num1">
        <text:list-item>
          <text:list>
            <text:list-item>
              <text:p text:style-name="P15"><text:span text:style-name="T1">Updated one Java system to Docker/Kubernetes,</text:span><text:span text:style-name="T52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P19" text:outline-level="3"><text:span text:style-name="None"><text:span text:style-name="T50">1/4/2016-12/31/2017 Software Engineer</text:span></text:span><text:span text:style-name="None"><text:span text:style-name="T51">, Charter Communications.</text:span></text:span><text:span text:style-name="None"><text:span text:style-name="T19"> </text:span></text:span><text:span text:style-name="None"><text:span text:style-name="T20">(consuling)</text:span></text:span></text:h>
      <text:list xml:id="list61537233656618" text:continue-numbering="true" text:style-name="WW8Num1">
        <text:list-item>
          <text:list>
            <text:list-item>
              <text:p text:style-name="P11"><text:span text:style-name="T1">Maintained 100+ Java micro-services, added new micro-services all in</text:span><text:span text:style-name="T21"> Amazon Web Services</text:span><text:span text:style-name="T1">.</text:span></text:p>
            </text:list-item>
            <text:list-item>
              <text:p text:style-name="P11"><text:span text:style-name="T53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Text_20_body"/>
      <text:h text:style-name="P19" text:outline-level="3"><text:span text:style-name="None"><text:span text:style-name="T25">9/1/2014-2015 Software Engineer</text:span></text:span><text:span text:style-name="None"><text:span text:style-name="T24">, Comcast, Corp.</text:span></text:span><text:span text:style-name="None"><text:span text:style-name="T49"> </text:span></text:span><text:span text:style-name="None"><text:span text:style-name="T48">(consuling)</text:span></text:span></text:h>
      <text:list xml:id="list61537212218624" text:continue-numbering="true" text:style-name="WW8Num1">
        <text:list-item>
          <text:list>
            <text:list-item>
              <text:p text:style-name="P11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Text_20_body"/>
      <text:h text:style-name="Heading_20_3" text:outline-level="3"><text:bookmark text:name="_DdeLink__417_1509657990"/><text:span text:style-name="None"><text:span text:style-name="T24">2</text:span></text:span><text:span text:style-name="None"><text:span text:style-name="T25">/1/2014-5/1/2014 Software Engineer</text:span></text:span><text:span text:style-name="None"><text:span text:style-name="T24">, Tendril, Inc.</text:span></text:span></text:h>
      <text:list xml:id="list61536564527773" text:continue-numbering="true" text:style-name="WW8Num1">
        <text:list-item>
          <text:list>
            <text:list-item>
              <text:p text:style-name="P11"><text:span text:style-name="None"><text:span text:style-name="T32">Back-end dev-ops programmer on SOA Finagle+Protobuf+Cloud Java/Scala micro-services</text:span></text:span><text:span text:style-name="None"><text:span text:style-name="T31">.</text:span></text:span></text:p>
            </text:list-item>
            <text:list-item>
              <text:p text:style-name="P11"><text:span text:style-name="None"><text:span text:style-name="T32">Atlassian, Cucumber BDD, PostgreSQL, Hadoop, Hibernate, Scala, Intelli-J IDEA, Git</text:span></text:span><text:span text:style-name="None"><text:span text:style-name="T31">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25">2/1/2010-12/31/2013 Senior Software Engineer, JDA Software Group, Inc. which merged with RedPrairie, Corp. formerly StorePerform, Inc.</text:span></text:span></text:h>
      <text:list xml:id="list61537694774684" text:continue-numbering="true" text:style-name="WW8Num1">
        <text:list-item>
          <text:list>
            <text:list-item>
              <text:p text:style-name="P11"><text:span text:style-name="None"><text:span text:style-name="T32">Project Lead for integration of iOS, Android mobile task system with legacy web-based system</text:span></text:span></text:p>
            </text:list-item>
            <text:list-item>
              <text:p text:style-name="P11"><text:span text:style-name="None"><text:span text:style-name="T32">Tasks roughly are E-mail messages enhanced for distributing and tracking business actions.</text:span></text:span></text:p>
            </text:list-item>
            <text:list-item>
              <text:p text:style-name="P11"><text:span text:style-name="None"><text:span text:style-name="T32">Customers included Fortune-500 companies. Scalability, performance were significant.</text:span></text:span></text:p>
            </text:list-item>
            <text:list-item>
              <text:p text:style-name="P11"><text:span text:style-name="None"><text:span text:style-name="T32">Technologies: OSGi, Gradle, Git, and Sql Server, Git, Mercurial, Subversion, CVS</text:span></text:span><text:span text:style-name="None"><text:span text:style-name="T31">.</text:span></text:span></text:p>
            </text:list-item>
            <text:list-item>
              <text:p text:style-name="P11"><text:span text:style-name="None"><text:span text:style-name="T32">Extended and maintained legacy J2EE web-based task management system.</text:span></text:span></text:p>
            </text:list-item>
          </text:list>
        </text:list-item>
      </text:list>
      <text:p text:style-name="Text_20_body"/>
      <text:h text:style-name="Heading_20_3" text:outline-level="3"><text:soft-page-break/><text:span text:style-name="None"><text:span text:style-name="T25">2008-2009 Independent Software Development Consultant &amp; Sun Java Consultant</text:span></text:span></text:h>
      <text:list xml:id="list61537624926409" text:continue-numbering="true" text:style-name="WW8Num1">
        <text:list-item>
          <text:list>
            <text:list-item>
              <text:p text:style-name="P11"><text:span text:style-name="None"><text:span text:style-name="T32">Extended and maintained a JEE merchandise inventory system with MySQL DB, Java, Spring</text:span></text:span><text:span text:style-name="None"><text:span text:style-name="T31">.</text:span></text:span></text:p>
            </text:list-item>
            <text:list-item>
              <text:p text:style-name="P11"><text:span text:style-name="None"><text:span text:style-name="T32">Customers: AmDocs, Etilize, Bell South, eBay, Frontier Airlines, Skyway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25">2007 Chief Operation Officer, Evolution Hosting, Inc.</text:span></text:span></text:h>
      <text:list xml:id="list61537726942911" text:continue-numbering="true" text:style-name="WW8Num1">
        <text:list-item>
          <text:list>
            <text:list-item>
              <text:p text:style-name="P11"><text:span text:style-name="None"><text:span text:style-name="T32">Viawest data center Linux servers for J2EE applications with Java management software, Java, Linux, VMware, Zen, Amazon Web Services</text:span></text:span><text:span text:style-name="None"><text:span text:style-name="T31">.</text:span></text:span></text:p>
            </text:list-item>
            <text:list-item>
              <text:p text:style-name="P11"><text:span text:style-name="None"><text:span text:style-name="T32">Large number of customers including Crocks, Wells Fargo, and Hunter Douglass, among others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25">2004-2007 Independent Software Development Consultant &amp; Sun Java Consultant</text:span></text:span></text:h>
      <text:list xml:id="list61538176340961" text:continue-numbering="true" text:style-name="WW8Num1">
        <text:list-item>
          <text:list>
            <text:list-item>
              <text:p text:style-name="P11"><text:span text:style-name="None"><text:span text:style-name="T32">Created NIO client with could reach 100 Mb/s scale message rates.</text:span></text:span></text:p>
            </text:list-item>
            <text:list-item>
              <text:p text:style-name="P11"><text:span text:style-name="None"><text:span text:style-name="T32">Created new web sites, Java</text:span></text:span><text:span text:style-name="None"><text:span text:style-name="T31">.</text:span></text:span></text:p>
            </text:list-item>
            <text:list-item>
              <text:p text:style-name="P11"><text:span text:style-name="None"><text:span text:style-name="T32">Consulted at eBay, Frontier Airlines, Bell South, Skyway representing Sun Microsystems, Inc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25">2002-2004 Senior Software Architect</text:span></text:span><text:span text:style-name="None"><text:span text:style-name="T27">, Packexpo, Inc.</text:span></text:span></text:h>
      <text:list xml:id="list61536713187681" text:continue-numbering="true" text:style-name="WW8Num1">
        <text:list-item>
          <text:list>
            <text:list-item>
              <text:p text:style-name="P11"><text:span text:style-name="None"><text:span text:style-name="T32">Created a reporting systems for packaging advertising services.</text:span></text:span></text:p>
            </text:list-item>
            <text:list-item>
              <text:p text:style-name="P11"><text:span text:style-name="None"><text:span text:style-name="T32">Maintained packaging advertising web site.</text:span></text:span></text:p>
            </text:list-item>
            <text:list-item>
              <text:p text:style-name="P11"><text:span text:style-name="None"><text:span text:style-name="T32">Technologies: JBoss, Linux, MySQL, Intelli-J, BeanShell, JSP, Lzop'ed data stream for large DB backups over NFS mounts, Java, Groovy</text:span></text:span><text:span text:style-name="None"><text:span text:style-name="T31">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28">1999-2002 Java Consultant</text:span></text:span><text:span text:style-name="None"><text:span text:style-name="T25">, Sun Java Center, Sun Microsystems, Inc.</text:span></text:span></text:h>
      <text:list xml:id="list61536997066428" text:continue-numbering="true" text:style-name="WW8Num1">
        <text:list-item>
          <text:list>
            <text:list-item>
              <text:p text:style-name="P11"><text:span text:style-name="None"><text:span text:style-name="T32">Represented Sun for RUP, UP, SunTone, OOA&amp;D mentoring and J2EE coding, Java, SCCS, Teamware, RCS, Solaris, Java</text:span></text:span><text:span text:style-name="None"><text:span text:style-name="T31">.</text:span></text:span></text:p>
            </text:list-item>
            <text:list-item>
              <text:p text:style-name="P11"><text:span text:style-name="None"><text:span text:style-name="T34">Consulted at Citigroup, Vanguard Fiduciary Trust, Credit Suisse.</text:span></text:span></text:p>
            </text:list-item>
            <text:list-item>
              <text:p text:style-name="P11"><text:span text:style-name="None"><text:span text:style-name="T32">Performed an Architecture Assessment recommending SOA and JEE which later was followed as advised.</text:span></text:span></text:p>
            </text:list-item>
          </text:list>
        </text:list-item>
      </text:list>
      <text:p text:style-name="Text_20_body"/>
      <text:h text:style-name="Heading_20_3" text:outline-level="3"><text:span text:style-name="None"><text:span text:style-name="T25">1998-1999 Java Developer, Sun Educational Services, Sun Microsystems, Inc.</text:span></text:span></text:h>
      <text:list xml:id="list61538277616437" text:continue-numbering="true" text:style-name="WW8Num1">
        <text:list-item>
          <text:list>
            <text:list-item>
              <text:p text:style-name="P11"><text:span text:style-name="None"><text:span text:style-name="T32">Created web-based and Swing computer assisted training systems.</text:span></text:span></text:p>
            </text:list-item>
            <text:list-item>
              <text:p text:style-name="P11"><text:span text:style-name="None"><text:span text:style-name="T32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Text_20_body"/>
      <text:h text:style-name="Heading_20_2" text:outline-level="2"><text:span text:style-name="None"><text:span text:style-name="T35">Education, Certifications, Patents</text:span></text:span></text:h>
      <text:list text:continue-numbering="true" text:style-name="WW8Num1">
        <text:list-item>
          <text:list>
            <text:list-item>
              <text:p text:style-name="P11"><text:span text:style-name="None"><text:span text:style-name="T32">AWS Certified Developer </text:span></text:span><text:span text:style-name="None"><text:span text:style-name="T33">(in progress)</text:span></text:span></text:p>
            </text:list-item>
            <text:list-item>
              <text:p text:style-name="P11"><text:span text:style-name="None"><text:span text:style-name="T32">Sun Certified Java Developer</text:span></text:span></text:p>
            </text:list-item>
            <text:list-item>
              <text:p text:style-name="P11"><text:span text:style-name="None"><text:span text:style-name="T32">Sun Certified Java Programmer</text:span></text:span></text:p>
            </text:list-item>
            <text:list-item>
              <text:p text:style-name="P11"><text:span text:style-name="None"><text:span text:style-name="T23">Patent:</text:span></text:span><text:span text:style-name="None"><text:span text:style-name="T2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22"> </text:span></text:span><text:span text:style-name="None"><text:span text:style-name="T23">Search engine interface and method of controlling client searches</text:span></text:span></text:p>
            </text:list-item>
            <text:list-item>
              <text:p text:style-name="P14"><text:span text:style-name="None"><text:span text:style-name="T32">B.S. Computer Science, University of Colorado at Boulder</text:span></text:span></text:p>
            </text:list-item>
            <text:list-item>
              <text:p text:style-name="P14"><text:soft-page-break/><text:span text:style-name="None"><text:span text:style-name="T32">Attended the United States Military Academy at West Point</text:span></text:span></text:p>
            </text:list-item>
          </text:list>
        </text:list-item>
      </text:list>
      <text:p text:style-name="P10"><text:span text:style-name="None"><text:span text:style-name="T3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date>2024-07-02T06:15:35.907854092</dc:date>
    <meta:editing-duration>PT1H57M46S</meta:editing-duration>
    <meta:editing-cycles>71</meta:editing-cycles>
    <dc:creator>Tiffany Timbric</dc:creator>
    <meta:print-date>2024-06-14T10:04:33.522272521</meta:print-date>
    <meta:printed-by>PDF files: Tiffany Timbric</meta:printed-by>
    <meta:document-statistic meta:table-count="0" meta:image-count="0" meta:object-count="0" meta:page-count="4" meta:paragraph-count="71" meta:word-count="852" meta:character-count="6259" meta:non-whitespace-character-count="5518"/>
  </office:meta>
</office:document-meta>
</file>